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47mm"/>
    </style:style>
    <style:style style:name="co3" style:family="table-column">
      <style:table-column-properties fo:break-before="auto" style:column-width="12.1mm"/>
    </style:style>
    <style:style style:name="co4" style:family="table-column">
      <style:table-column-properties fo:break-before="auto" style:column-width="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map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#: Auskommentiren <text:s text:c="3"/>? : Unbekannt</text:p>
          </table:table-cell>
          <table:table-cell table:style-name="ce1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RX</text:p>
          </table:table-cell>
          <table:table-cell table:style-name="ce1" office:value-type="string" calcext:value-type="string">
            <text:p>RY</text:p>
          </table:table-cell>
          <table:table-cell table:style-name="ce1" office:value-type="string" calcext:value-type="string">
            <text:p>RZ</text:p>
          </table:table-cell>
          <table:table-cell table:style-name="ce1"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1" calcext:value-type="float">
            <text:p>0,14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.72" calcext:value-type="float">
            <text:p>4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.72" calcext:value-type="float">
            <text:p>3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.72" calcext:value-type="float">
            <text:p>3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.72" calcext:value-type="float">
            <text:p>2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float" office:value="22.72" calcext:value-type="float">
            <text:p>2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float" office:value="17.72" calcext:value-type="float">
            <text:p>1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float" office:value="12.72" calcext:value-type="float">
            <text:p>1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float" office:value="7.72" calcext:value-type="float">
            <text:p>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.72" calcext:value-type="float">
            <text:p>4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.72" calcext:value-type="float">
            <text:p>4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.72" calcext:value-type="float">
            <text:p>3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.72" calcext:value-type="float">
            <text:p>3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float" office:value="27.72" calcext:value-type="float">
            <text:p>2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float" office:value="22.72" calcext:value-type="float">
            <text:p>2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float" office:value="17.72" calcext:value-type="float">
            <text:p>1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float" office:value="12.72" calcext:value-type="float">
            <text:p>1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float" office:value="7.72" calcext:value-type="float">
            <text:p>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0.22" calcext:value-type="float">
            <text:p>50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5.22" calcext:value-type="float">
            <text:p>45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0.22" calcext:value-type="float">
            <text:p>40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5.22" calcext:value-type="float">
            <text:p>35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.22" calcext:value-type="float">
            <text:p>25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.22" calcext:value-type="float">
            <text:p>20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22" calcext:value-type="float">
            <text:p>15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.22" calcext:value-type="float">
            <text:p>10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0.22" calcext:value-type="float">
            <text:p>50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5.22" calcext:value-type="float">
            <text:p>45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0.22" calcext:value-type="float">
            <text:p>40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5.22" calcext:value-type="float">
            <text:p>35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.22" calcext:value-type="float">
            <text:p>25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.22" calcext:value-type="float">
            <text:p>20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22" calcext:value-type="float">
            <text:p>15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22" calcext:value-type="float">
            <text:p>10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2.72" calcext:value-type="float">
            <text:p>6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5.22" calcext:value-type="float">
            <text:p>65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7.72" calcext:value-type="float">
            <text:p>6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0.22" calcext:value-type="float">
            <text:p>70,2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2.72" calcext:value-type="float">
            <text:p>72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7.72" calcext:value-type="float">
            <text:p>77,72</text:p>
          </table:table-cell>
          <table:table-cell office:value-type="float" office:value="8.25" calcext:value-type="float">
            <text:p>8,25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2.72" calcext:value-type="float">
            <text:p>6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5.22" calcext:value-type="float">
            <text:p>65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7.72" calcext:value-type="float">
            <text:p>6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70.22" calcext:value-type="float">
            <text:p>70,2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2.72" calcext:value-type="float">
            <text:p>72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7.72" calcext:value-type="float">
            <text:p>77,72</text:p>
          </table:table-cell>
          <table:table-cell office:value-type="float" office:value="9.53" calcext:value-type="float">
            <text:p>9,5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float" office:value="72.72" calcext:value-type="float">
            <text:p>72,72</text:p>
          </table:table-cell>
          <table:table-cell office:value-type="float" office:value="25.46" calcext:value-type="float">
            <text:p>25,46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float" office:value="72.72" calcext:value-type="float">
            <text:p>72,72</text:p>
          </table:table-cell>
          <table:table-cell office:value-type="float" office:value="24.18" calcext:value-type="float">
            <text:p>24,18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2" calcext:value-type="float">
            <text:p>52</text:p>
          </table:table-cell>
          <table:table-cell office:value-type="float" office:value="70.22" calcext:value-type="float">
            <text:p>70,2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3" calcext:value-type="float">
            <text:p>53</text:p>
          </table:table-cell>
          <table:table-cell office:value-type="float" office:value="70.22" calcext:value-type="float">
            <text:p>70,2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4" calcext:value-type="float">
            <text:p>54</text:p>
          </table:table-cell>
          <table:table-cell office:value-type="float" office:value="67.72" calcext:value-type="float">
            <text:p>6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5" calcext:value-type="float">
            <text:p>55</text:p>
          </table:table-cell>
          <table:table-cell office:value-type="float" office:value="67.72" calcext:value-type="float">
            <text:p>6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5.22" calcext:value-type="float">
            <text:p>65,22</text:p>
          </table:table-cell>
          <table:table-cell office:value-type="float" office:value="25.46" calcext:value-type="float">
            <text:p>25,46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65.22" calcext:value-type="float">
            <text:p>65,22</text:p>
          </table:table-cell>
          <table:table-cell office:value-type="float" office:value="24.18" calcext:value-type="float">
            <text:p>24,18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2.72" calcext:value-type="float">
            <text:p>62,72</text:p>
          </table:table-cell>
          <table:table-cell office:value-type="float" office:value="25.46" calcext:value-type="float">
            <text:p>25,46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2.72" calcext:value-type="float">
            <text:p>62,72</text:p>
          </table:table-cell>
          <table:table-cell office:value-type="float" office:value="24.18" calcext:value-type="float">
            <text:p>24,18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?</text:p>
          </table:table-cell>
          <table:table-cell office:value-type="float" office:value="21.38" calcext:value-type="float">
            <text:p>21,38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?</text:p>
          </table:table-cell>
          <table:table-cell office:value-type="float" office:value="21.38" calcext:value-type="float">
            <text:p>21,38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?</text:p>
          </table:table-cell>
          <table:table-cell office:value-type="float" office:value="11.33" calcext:value-type="float">
            <text:p>11,3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?</text:p>
          </table:table-cell>
          <table:table-cell office:value-type="float" office:value="11.33" calcext:value-type="float">
            <text:p>11,33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545" calcext:value-type="float">
            <text:p>0,254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2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2.72" calcext:value-type="float">
            <text:p>12,72</text:p>
          </table:table-cell>
          <table:table-cell office:value-type="float" office:value="7.59075" calcext:value-type="float">
            <text:p>7,59075</text:p>
          </table:table-cell>
          <table:table-cell office:value-type="float" office:value="2.34975" calcext:value-type="float">
            <text:p>2,349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7.72" calcext:value-type="float">
            <text:p>17,72</text:p>
          </table:table-cell>
          <table:table-cell office:value-type="float" office:value="7.57575" calcext:value-type="float">
            <text:p>7,57575</text:p>
          </table:table-cell>
          <table:table-cell office:value-type="float" office:value="2.35575" calcext:value-type="float">
            <text:p>2,355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22.72" calcext:value-type="float">
            <text:p>22,72</text:p>
          </table:table-cell>
          <table:table-cell office:value-type="float" office:value="7.57975" calcext:value-type="float">
            <text:p>7,579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27.72" calcext:value-type="float">
            <text:p>27,72</text:p>
          </table:table-cell>
          <table:table-cell office:value-type="float" office:value="7.58575" calcext:value-type="float">
            <text:p>7,585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2.72" calcext:value-type="float">
            <text:p>32,72</text:p>
          </table:table-cell>
          <table:table-cell office:value-type="float" office:value="7.57575" calcext:value-type="float">
            <text:p>7,575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7.72" calcext:value-type="float">
            <text:p>37,72</text:p>
          </table:table-cell>
          <table:table-cell office:value-type="float" office:value="6.28595" calcext:value-type="float">
            <text:p>6,2859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2.72" calcext:value-type="float">
            <text:p>42,72</text:p>
          </table:table-cell>
          <table:table-cell office:value-type="float" office:value="6.28595" calcext:value-type="float">
            <text:p>6,2859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7.72" calcext:value-type="float">
            <text:p>47,72</text:p>
          </table:table-cell>
          <table:table-cell office:value-type="float" office:value="0.11875" calcext:value-type="float">
            <text:p>0,118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52.72" calcext:value-type="float">
            <text:p>52,72</text:p>
          </table:table-cell>
          <table:table-cell office:value-type="float" office:value="6.28595" calcext:value-type="float">
            <text:p>6,2859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7.72" calcext:value-type="float">
            <text:p>57,72</text:p>
          </table:table-cell>
          <table:table-cell office:value-type="float" office:value="7.01975" calcext:value-type="float">
            <text:p>7,019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8.13175" calcext:value-type="float">
            <text:p>58,13175</text:p>
          </table:table-cell>
          <table:table-cell office:value-type="float" office:value="32.6" calcext:value-type="float">
            <text:p>32,6</text:p>
          </table:table-cell>
          <table:table-cell office:value-type="float" office:value="2.39175" calcext:value-type="float">
            <text:p>2,391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8.61975" calcext:value-type="float">
            <text:p>58,61975</text:p>
          </table:table-cell>
          <table:table-cell office:value-type="float" office:value="32.6" calcext:value-type="float">
            <text:p>32,6</text:p>
          </table:table-cell>
          <table:table-cell office:value-type="float" office:value="2.39175" calcext:value-type="float">
            <text:p>2,391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59.59275" calcext:value-type="float">
            <text:p>59,59275</text:p>
          </table:table-cell>
          <table:table-cell office:value-type="float" office:value="21.38" calcext:value-type="float">
            <text:p>21,38</text:p>
          </table:table-cell>
          <table:table-cell office:value-type="float" office:value="2.38875" calcext:value-type="float">
            <text:p>2,388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0.74375" calcext:value-type="float">
            <text:p>60,74375</text:p>
          </table:table-cell>
          <table:table-cell office:value-type="float" office:value="11.33" calcext:value-type="float">
            <text:p>11,33</text:p>
          </table:table-cell>
          <table:table-cell office:value-type="float" office:value="2.36875" calcext:value-type="float">
            <text:p>2,368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3.14159" calcext:value-type="float">
            <text:p>3,14159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70.22" calcext:value-type="float">
            <text:p>70,22</text:p>
          </table:table-cell>
          <table:table-cell office:value-type="float" office:value="23.83925" calcext:value-type="float">
            <text:p>23,83925</text:p>
          </table:table-cell>
          <table:table-cell office:value-type="float" office:value="2.39175" calcext:value-type="float">
            <text:p>2,391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.22" calcext:value-type="float">
            <text:p>10,22</text:p>
          </table:table-cell>
          <table:table-cell office:value-type="float" office:value="8.06375" calcext:value-type="float">
            <text:p>8,06375</text:p>
          </table:table-cell>
          <table:table-cell office:value-type="float" office:value="2.35275" calcext:value-type="float">
            <text:p>2,352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78.88225" calcext:value-type="float">
            <text:p>78,88225</text:p>
          </table:table-cell>
          <table:table-cell office:value-type="float" office:value="21.38" calcext:value-type="float">
            <text:p>21,38</text:p>
          </table:table-cell>
          <table:table-cell office:value-type="float" office:value="2.38875" calcext:value-type="float">
            <text:p>2,388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" calcext:value-type="float">
            <text:p>0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77.41925" calcext:value-type="float">
            <text:p>77,41925</text:p>
          </table:table-cell>
          <table:table-cell office:value-type="float" office:value="21.38" calcext:value-type="float">
            <text:p>21,38</text:p>
          </table:table-cell>
          <table:table-cell office:value-type="float" office:value="2.38875" calcext:value-type="float">
            <text:p>2,38875</text:p>
          </table:table-cell>
          <table:table-cell office:value-type="float" office:value="1.5708" calcext:value-type="float">
            <text:p>1,5708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" calcext:value-type="float">
            <text:p>0</text:p>
          </table:table-cell>
          <table:table-cell office:value-type="float" office:value="0.2375" calcext:value-type="float">
            <text:p>0,237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float" office:value="12.72" calcext:value-type="float">
            <text:p>12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float" office:value="17.72" calcext:value-type="float">
            <text:p>1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3" calcext:value-type="float">
            <text:p>13</text:p>
          </table:table-cell>
          <table:table-cell office:value-type="float" office:value="22.72" calcext:value-type="float">
            <text:p>22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float" office:value="27.72" calcext:value-type="float">
            <text:p>2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float" office:value="32.72" calcext:value-type="float">
            <text:p>32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float" office:value="37.72" calcext:value-type="float">
            <text:p>3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float" office:value="42.72" calcext:value-type="float">
            <text:p>42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 office:value-type="float" office:value="47.72" calcext:value-type="float">
            <text:p>4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9" calcext:value-type="float">
            <text:p>19</text:p>
          </table:table-cell>
          <table:table-cell office:value-type="float" office:value="52.72" calcext:value-type="float">
            <text:p>52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0" calcext:value-type="float">
            <text:p>20</text:p>
          </table:table-cell>
          <table:table-cell office:value-type="float" office:value="57.72" calcext:value-type="float">
            <text:p>57,72</text:p>
          </table:table-cell>
          <table:table-cell table:style-name="ce1" office:value-type="string" calcext:value-type="string">
            <text:p>?</text:p>
          </table:table-cell>
          <table:table-cell office:value-type="float" office:value="2.35" calcext:value-type="float">
            <text:p>2,35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unde 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1" calcext:value-type="float">
            <text:p>0,141</text:p>
          </table:table-cell>
          <table:table-cell table:number-columns-repeated="2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" table:style-name="ta1">
        <table:table-column table:style-name="co1" table:number-columns-repeated="1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.5" calcext:value-type="float">
            <text:p>-1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]+[.L1]" office:value-type="float" office:value="47.72" calcext:value-type="float">
            <text:p>47,72</text:p>
          </table:table-cell>
          <table:table-cell table:formula="of:=[.C1]+[.M1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.5" calcext:value-type="float">
            <text:p>-1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]+[.L2]" office:value-type="float" office:value="42.72" calcext:value-type="float">
            <text:p>42,72</text:p>
          </table:table-cell>
          <table:table-cell table:formula="of:=[.C2]+[.M2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2.5" calcext:value-type="float">
            <text:p>-2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]+[.L3]" office:value-type="float" office:value="37.72" calcext:value-type="float">
            <text:p>37,72</text:p>
          </table:table-cell>
          <table:table-cell table:formula="of:=[.C3]+[.M3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7.5" calcext:value-type="float">
            <text:p>-2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]+[.L4]" office:value-type="float" office:value="32.72" calcext:value-type="float">
            <text:p>32,72</text:p>
          </table:table-cell>
          <table:table-cell table:formula="of:=[.C4]+[.M4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2.5" calcext:value-type="float">
            <text:p>-3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5]+[.L5]" office:value-type="float" office:value="27.72" calcext:value-type="float">
            <text:p>27,72</text:p>
          </table:table-cell>
          <table:table-cell table:formula="of:=[.C5]+[.M5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7.5" calcext:value-type="float">
            <text:p>-3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6]+[.L6]" office:value-type="float" office:value="22.72" calcext:value-type="float">
            <text:p>22,72</text:p>
          </table:table-cell>
          <table:table-cell table:formula="of:=[.C6]+[.M6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2.5" calcext:value-type="float">
            <text:p>-4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7]+[.L7]" office:value-type="float" office:value="17.72" calcext:value-type="float">
            <text:p>17,72</text:p>
          </table:table-cell>
          <table:table-cell table:formula="of:=[.C7]+[.M7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7.5" calcext:value-type="float">
            <text:p>-4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8]+[.L8]" office:value-type="float" office:value="12.72" calcext:value-type="float">
            <text:p>12,72</text:p>
          </table:table-cell>
          <table:table-cell table:formula="of:=[.C8]+[.M8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2.5" calcext:value-type="float">
            <text:p>-5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9]+[.L9]" office:value-type="float" office:value="7.72" calcext:value-type="float">
            <text:p>7,72</text:p>
          </table:table-cell>
          <table:table-cell table:formula="of:=[.C9]+[.M9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.5" calcext:value-type="float">
            <text:p>-1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1]+[.L11]" office:value-type="float" office:value="47.72" calcext:value-type="float">
            <text:p>47,72</text:p>
          </table:table-cell>
          <table:table-cell table:formula="of:=[.C11]+[.M11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.5" calcext:value-type="float">
            <text:p>-1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2]+[.L12]" office:value-type="float" office:value="42.72" calcext:value-type="float">
            <text:p>42,72</text:p>
          </table:table-cell>
          <table:table-cell table:formula="of:=[.C12]+[.M12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2.5" calcext:value-type="float">
            <text:p>-2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3]+[.L13]" office:value-type="float" office:value="37.72" calcext:value-type="float">
            <text:p>37,72</text:p>
          </table:table-cell>
          <table:table-cell table:formula="of:=[.C13]+[.M13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7.5" calcext:value-type="float">
            <text:p>-2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4]+[.L14]" office:value-type="float" office:value="32.72" calcext:value-type="float">
            <text:p>32,72</text:p>
          </table:table-cell>
          <table:table-cell table:formula="of:=[.C14]+[.M14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2.5" calcext:value-type="float">
            <text:p>-3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5]+[.L15]" office:value-type="float" office:value="27.72" calcext:value-type="float">
            <text:p>27,72</text:p>
          </table:table-cell>
          <table:table-cell table:formula="of:=[.C15]+[.M15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7.5" calcext:value-type="float">
            <text:p>-3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6]+[.L16]" office:value-type="float" office:value="22.72" calcext:value-type="float">
            <text:p>22,72</text:p>
          </table:table-cell>
          <table:table-cell table:formula="of:=[.C16]+[.M16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2.5" calcext:value-type="float">
            <text:p>-4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7]+[.L17]" office:value-type="float" office:value="17.72" calcext:value-type="float">
            <text:p>17,72</text:p>
          </table:table-cell>
          <table:table-cell table:formula="of:=[.C17]+[.M17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7.5" calcext:value-type="float">
            <text:p>-4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8]+[.L18]" office:value-type="float" office:value="12.72" calcext:value-type="float">
            <text:p>12,72</text:p>
          </table:table-cell>
          <table:table-cell table:formula="of:=[.C18]+[.M18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2.5" calcext:value-type="float">
            <text:p>-5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19]+[.L19]" office:value-type="float" office:value="7.72" calcext:value-type="float">
            <text:p>7,72</text:p>
          </table:table-cell>
          <table:table-cell table:formula="of:=[.C19]+[.M19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1]+[.L21]" office:value-type="float" office:value="50.22" calcext:value-type="float">
            <text:p>50,22</text:p>
          </table:table-cell>
          <table:table-cell table:formula="of:=[.C21]+[.M21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5" calcext:value-type="float">
            <text:p>-1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2]+[.L22]" office:value-type="float" office:value="45.22" calcext:value-type="float">
            <text:p>45,22</text:p>
          </table:table-cell>
          <table:table-cell table:formula="of:=[.C22]+[.M22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0" calcext:value-type="float">
            <text:p>-20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3]+[.L23]" office:value-type="float" office:value="40.22" calcext:value-type="float">
            <text:p>40,22</text:p>
          </table:table-cell>
          <table:table-cell table:formula="of:=[.C23]+[.M23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4]+[.L24]" office:value-type="float" office:value="35.22" calcext:value-type="float">
            <text:p>35,22</text:p>
          </table:table-cell>
          <table:table-cell table:formula="of:=[.C24]+[.M24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" calcext:value-type="float">
            <text:p>-3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5]+[.L25]" office:value-type="float" office:value="25.22" calcext:value-type="float">
            <text:p>25,22</text:p>
          </table:table-cell>
          <table:table-cell table:formula="of:=[.C25]+[.M25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0" calcext:value-type="float">
            <text:p>-40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6]+[.L26]" office:value-type="float" office:value="20.22" calcext:value-type="float">
            <text:p>20,22</text:p>
          </table:table-cell>
          <table:table-cell table:formula="of:=[.C26]+[.M26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5" calcext:value-type="float">
            <text:p>-4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7]+[.L27]" office:value-type="float" office:value="15.22" calcext:value-type="float">
            <text:p>15,22</text:p>
          </table:table-cell>
          <table:table-cell table:formula="of:=[.C27]+[.M27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0" calcext:value-type="float">
            <text:p>-50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28]+[.L28]" office:value-type="float" office:value="10.22" calcext:value-type="float">
            <text:p>10,22</text:p>
          </table:table-cell>
          <table:table-cell table:formula="of:=[.C28]+[.M28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0]+[.L30]" office:value-type="float" office:value="50.22" calcext:value-type="float">
            <text:p>50,22</text:p>
          </table:table-cell>
          <table:table-cell table:formula="of:=[.C30]+[.M30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1]+[.L31]" office:value-type="float" office:value="45.22" calcext:value-type="float">
            <text:p>45,22</text:p>
          </table:table-cell>
          <table:table-cell table:formula="of:=[.C31]+[.M31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0" calcext:value-type="float">
            <text:p>-20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2]+[.L32]" office:value-type="float" office:value="40.22" calcext:value-type="float">
            <text:p>40,22</text:p>
          </table:table-cell>
          <table:table-cell table:formula="of:=[.C32]+[.M32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3]+[.L33]" office:value-type="float" office:value="35.22" calcext:value-type="float">
            <text:p>35,22</text:p>
          </table:table-cell>
          <table:table-cell table:formula="of:=[.C33]+[.M33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5" calcext:value-type="float">
            <text:p>-3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4]+[.L34]" office:value-type="float" office:value="25.22" calcext:value-type="float">
            <text:p>25,22</text:p>
          </table:table-cell>
          <table:table-cell table:formula="of:=[.C34]+[.M34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40" calcext:value-type="float">
            <text:p>-40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5]+[.L35]" office:value-type="float" office:value="20.22" calcext:value-type="float">
            <text:p>20,22</text:p>
          </table:table-cell>
          <table:table-cell table:formula="of:=[.C35]+[.M35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5" calcext:value-type="float">
            <text:p>-4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6]+[.L36]" office:value-type="float" office:value="15.22" calcext:value-type="float">
            <text:p>15,22</text:p>
          </table:table-cell>
          <table:table-cell table:formula="of:=[.C36]+[.M36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0" calcext:value-type="float">
            <text:p>-50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7]+[.L37]" office:value-type="float" office:value="10.22" calcext:value-type="float">
            <text:p>10,22</text:p>
          </table:table-cell>
          <table:table-cell table:formula="of:=[.C37]+[.M37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39]+[.L39]" office:value-type="float" office:value="62.72" calcext:value-type="float">
            <text:p>62,72</text:p>
          </table:table-cell>
          <table:table-cell table:formula="of:=[.C39]+[.M39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0]+[.L40]" office:value-type="float" office:value="65.22" calcext:value-type="float">
            <text:p>65,22</text:p>
          </table:table-cell>
          <table:table-cell table:formula="of:=[.C40]+[.M40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1]+[.L41]" office:value-type="float" office:value="67.72" calcext:value-type="float">
            <text:p>67,72</text:p>
          </table:table-cell>
          <table:table-cell table:formula="of:=[.C41]+[.M41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2]+[.L42]" office:value-type="float" office:value="70.22" calcext:value-type="float">
            <text:p>70,22</text:p>
          </table:table-cell>
          <table:table-cell table:formula="of:=[.C42]+[.M42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3]+[.L43]" office:value-type="float" office:value="72.72" calcext:value-type="float">
            <text:p>72,72</text:p>
          </table:table-cell>
          <table:table-cell table:formula="of:=[.C43]+[.M43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.5" calcext:value-type="float">
            <text:p>17,5</text:p>
          </table:table-cell>
          <table:table-cell office:value-type="float" office:value="-24.46" calcext:value-type="float">
            <text:p>-24,46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4]+[.L44]" office:value-type="float" office:value="77.72" calcext:value-type="float">
            <text:p>77,72</text:p>
          </table:table-cell>
          <table:table-cell table:formula="of:=[.C44]+[.M44]" office:value-type="float" office:value="8.25" calcext:value-type="float">
            <text:p>8,25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6]+[.L46]" office:value-type="float" office:value="62.72" calcext:value-type="float">
            <text:p>62,72</text:p>
          </table:table-cell>
          <table:table-cell table:formula="of:=[.C46]+[.M46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7]+[.L47]" office:value-type="float" office:value="65.22" calcext:value-type="float">
            <text:p>65,22</text:p>
          </table:table-cell>
          <table:table-cell table:formula="of:=[.C47]+[.M47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5" calcext:value-type="float">
            <text:p>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8]+[.L48]" office:value-type="float" office:value="67.72" calcext:value-type="float">
            <text:p>67,72</text:p>
          </table:table-cell>
          <table:table-cell table:formula="of:=[.C48]+[.M48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49]+[.L49]" office:value-type="float" office:value="70.22" calcext:value-type="float">
            <text:p>70,22</text:p>
          </table:table-cell>
          <table:table-cell table:formula="of:=[.C49]+[.M49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5" calcext:value-type="float">
            <text:p>12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50]+[.L50]" office:value-type="float" office:value="72.72" calcext:value-type="float">
            <text:p>72,72</text:p>
          </table:table-cell>
          <table:table-cell table:formula="of:=[.C50]+[.M50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.5" calcext:value-type="float">
            <text:p>17,5</text:p>
          </table:table-cell>
          <table:table-cell office:value-type="float" office:value="-23.18" calcext:value-type="float">
            <text:p>-23,18</text:p>
          </table:table-cell>
          <table:table-cell office:value-type="float" office:value="2" calcext:value-type="float">
            <text:p>2</text:p>
          </table:table-cell>
          <table:table-cell office:value-type="float" office:value="1.5708" calcext:value-type="float">
            <text:p>1,5708</text:p>
          </table:table-cell>
          <table:table-cell office:value-type="float" office:value="0" calcext:value-type="float">
            <text:p>0</text:p>
          </table:table-cell>
          <table:table-cell office:value-type="float" office:value="-1.5708" calcext:value-type="float">
            <text:p>-1,5708</text:p>
          </table:table-cell>
          <table:table-cell office:value-type="float" office:value="0.2545" calcext:value-type="float">
            <text:p>0,2545</text:p>
          </table:table-cell>
          <table:table-cell/>
          <table:table-cell table:formula="of:=[.B51]+[.L51]" office:value-type="float" office:value="77.72" calcext:value-type="float">
            <text:p>77,72</text:p>
          </table:table-cell>
          <table:table-cell table:formula="of:=[.C51]+[.M51]" office:value-type="float" office:value="9.53" calcext:value-type="float">
            <text:p>9,53</text:p>
          </table:table-cell>
          <table:table-cell office:value-type="float" office:value="60.22" calcext:value-type="float">
            <text:p>60,22</text:p>
          </table:table-cell>
          <table:table-cell office:value-type="float" office:value="32.71" calcext:value-type="float">
            <text:p>32,71</text:p>
          </table:table-cell>
        </table:table-row>
      </table:table>
      <table:named-expressions/>
      <table:database-ranges>
        <table:database-range table:name="__Anonymous_Sheet_DB__0" table:target-range-address="map.B1:map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.00.0000</text:date>, <text:time style:data-style-name="N2" text:time-value="16:44:41.367747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3:01:10.674486514</meta:creation-date>
    <dc:date>2022-07-23T16:46:09.655806335</dc:date>
    <meta:editing-duration>PT2H7M16S</meta:editing-duration>
    <meta:editing-cycles>62</meta:editing-cycles>
    <meta:generator>LibreOffice/6.0.7.3$Linux_X86_64 LibreOffice_project/00m0$Build-3</meta:generator>
    <meta:document-statistic meta:table-count="2" meta:cell-count="1481" meta:object-count="0"/>
  </office:meta>
</office:document-meta>
</file>